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030000008F10F4C3E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15cm" fo:min-width="3.8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35cm" fo:min-width="5.6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35cm" fo:min-width="6.8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7.05cm" fo:min-width="8.9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95cm" fo:min-width="6.5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85cm" fo:min-width="5.9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75cm" fo:min-width="5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3.45cm" fo:min-width="6.1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7.85cm" fo:min-width="8.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65cm" fo:min-width="2.2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95cm" fo:min-width="4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75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971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3.05cm" fo:min-width="3.5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45cm" fo:min-width="4.8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45cm" fo:min-width="5.8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.65cm" fo:min-width="2.7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cm" svg:height="1.4cm" svg:x="4.85cm" svg:y="11.7cm">
          <text:p text:style-name="P1">Tick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1cm" svg:height="1.6cm" svg:x="3.95cm" svg:y="4.7cm">
          <text:p text:style-name="P1">ProcessMessage(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cm" svg:height="1.6cm" svg:x="18.2cm" svg:y="5.9cm">
          <text:p text:style-name="P1">MidiInputHandlin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4cm" svg:height="17.3cm" svg:x="2.3cm" svg:y="1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cm" svg:height="1.2cm" svg:x="3.5cm" svg:y="3cm">
          <text:p text:style-name="P1">OscReceiv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4cm" svg:height="1.1cm" svg:x="3.8cm" svg:y="14.2cm">
          <text:p text:style-name="P1">Initialisation()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5cm" svg:height="1cm" svg:x="4.25cm" svg:y="15.7cm">
          <text:p text:style-name="P1">Loop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6cm" svg:height="3.7cm" svg:x="18.55cm" svg:y="1.6cm">
          <text:p text:style-name="P1">Web Based</text:p>
          <text:p text:style-name="P1">User Interface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1" draw:layer="layout" svg:width="9cm" svg:height="8.1cm" svg:x="13.3cm" svg:y="10.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2.7cm" svg:height="1.9cm" svg:x="14.1cm" svg:y="11.4cm">
            <text:p text:style-name="P1">comp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2.7cm" svg:height="1.9cm" svg:x="14.4cm" svg:y="14.2cm">
            <text:p text:style-name="P1">comp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2.7cm" svg:height="1.9cm" svg:x="18.3cm" svg:y="14.9cm">
            <text:p text:style-name="P1">comp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2.7cm" svg:height="1.9cm" svg:x="17.6cm" svg:y="12.2cm">
            <text:p text:style-name="P1">comp</text:p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4.8cm" svg:height="1.2cm" svg:x="15.1cm" svg:y="17.3cm">
            <text:p text:style-name="P1">Routing</text:p>
            <draw:enhanced-geometry svg:viewBox="0 0 21600 21600" draw:type="rectangle" draw:enhanced-path="M 0 0 L 21600 0 21600 21600 0 21600 0 0 Z N"/>
          </draw:custom-shape>
          <draw:frame draw:style-name="gr12" draw:text-style-name="P2" draw:layer="layout" svg:width="2.259cm" svg:height="1.038cm" svg:x="19.1cm" svg:y="10.962cm">
            <draw:text-box>
              <text:p><text:span text:style-name="T1">Plugin</text:span></text:p>
            </draw:text-box>
          </draw:frame>
        </draw:g>
        <draw:frame draw:style-name="gr13" draw:text-style-name="P2" draw:layer="layout" svg:width="2.471cm" svg:height="1.038cm" svg:x="8.965cm" svg:y="1.4cm">
          <draw:text-box>
            <text:p><text:span text:style-name="T1">Engine</text:span></text:p>
          </draw:text-box>
        </draw:frame>
        <draw:custom-shape draw:style-name="gr14" draw:text-style-name="P1" draw:layer="layout" svg:width="4cm" svg:height="3.3cm" svg:x="5cm" svg:y="7.4cm">
          <text:p text:style-name="P1">State</text:p>
          <draw:enhanced-geometry svg:viewBox="0 0 21600 21600" draw:type="rectangle" draw:enhanced-path="M 0 0 L 21600 0 21600 21600 0 21600 0 0 Z N"/>
        </draw:custom-shape>
        <draw:frame draw:style-name="gr15" draw:text-style-name="P1" draw:layer="layout" svg:width="4.7cm" svg:height="1.305cm" svg:x="23.7cm" svg:y="8.4cm">
          <draw:image xlink:href="Pictures/10000201000002030000008F10F4C3E8.png" xlink:type="simple" xlink:show="embed" xlink:actuate="onLoad">
            <text:p/>
          </draw:image>
        </draw:frame>
        <draw:custom-shape draw:style-name="gr16" draw:text-style-name="P3" draw:layer="layout" svg:width="5.3cm" svg:height="0.7cm" svg:x="8.8cm" svg:y="7.6cm">
          <text:p text:style-name="P1"><text:span text:style-name="T2">MidiMessageQueue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6.3cm" svg:height="0.7cm" svg:x="8.8cm" svg:y="8.5cm">
          <text:p text:style-name="P1"><text:span text:style-name="T2">InterfaceMessageQueue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3.2cm" svg:height="0.9cm" svg:x="5.4cm" svg:y="9.6cm">
          <text:p text:style-name="P1"><text:span text:style-name="T3">static state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4cm" svg:height="1.1cm" svg:x="3.8cm" svg:y="17.1cm">
          <text:p text:style-name="P1">Shutdown(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4T03:01:11.355505643</meta:creation-date>
    <dc:date>2016-04-04T15:13:27.858205527</dc:date>
    <meta:editing-duration>PT4H43M28S</meta:editing-duration>
    <meta:editing-cycles>22</meta:editing-cycles>
    <meta:generator>LibreOffice/4.3.3.2$Linux_ARM_EABI LibreOffice_project/430m0$Build-2</meta:generator>
    <meta:document-statistic meta:object-count="23"/>
  </office:meta>
</office:document-meta>
</file>